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ff99" draw:textarea-horizontal-align="center" draw:textarea-vertical-align="middle"/>
    </style:style>
    <style:style style:name="gr3" style:family="graphic" style:parent-style-name="standard">
      <style:graphic-properties draw:fill="solid" draw:fill-color="#9999ff" draw:textarea-horizontal-align="center" draw:textarea-vertical-align="middle"/>
    </style:style>
    <style:style style:name="gr4" style:family="graphic" style:parent-style-name="standard">
      <style:graphic-properties draw:fill="solid" draw:fill-color="#94bd5e" draw:textarea-horizontal-align="center" draw:textarea-vertical-align="middle"/>
    </style:style>
    <style:style style:name="gr5" style:family="graphic" style:parent-style-name="standard">
      <style:graphic-properties draw:fill="solid" draw:fill-color="#ff6633" draw:textarea-horizontal-align="center" draw:textarea-vertical-align="middle"/>
    </style:style>
    <style:style style:name="gr6" style:family="graphic" style:parent-style-name="standard">
      <style:graphic-properties draw:fill="solid" draw:fill-color="#00ffff" draw:textarea-horizontal-align="center" draw:textarea-vertical-align="middle"/>
    </style:style>
    <style:style style:name="gr7" style:family="graphic" style:parent-style-name="standard">
      <style:graphic-properties draw:fill="solid" draw:fill-color="#ff9966" draw:textarea-horizontal-align="center" draw:textarea-vertical-align="middle"/>
    </style:style>
    <style:style style:name="gr8" style:family="graphic" style:parent-style-name="standard">
      <style:graphic-properties draw:fill="solid" draw:fill-color="#004a4a" draw:textarea-horizontal-align="center" draw:textarea-vertical-align="middle"/>
    </style:style>
    <style:style style:name="gr9" style:family="graphic" style:parent-style-name="standard">
      <style:graphic-properties draw:fill="solid" draw:fill-color="#ccffff" draw:textarea-horizontal-align="center" draw:textarea-vertical-align="middle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marker-start="Arrow" draw:marker-start-width="0.3cm" draw:marker-end="Arrow" draw:marker-end-width="0.3cm" draw:fill="solid" draw:fill-color="#00ffff" draw:textarea-horizontal-align="center" draw:textarea-vertical-align="middle"/>
    </style:style>
    <style:style style:name="gr12" style:family="graphic" style:parent-style-name="standard">
      <style:graphic-properties draw:marker-start="Arrow" draw:marker-start-width="0.3cm" draw:marker-end="Arrow" draw:marker-end-width="0.3cm" draw:fill="solid" draw:fill-color="#ff6633" draw:textarea-horizontal-align="center" draw:textarea-vertical-align="middle"/>
    </style:style>
    <style:style style:name="gr13" style:family="graphic" style:parent-style-name="standard">
      <style:graphic-properties draw:marker-end="Arrow" draw:marker-end-width="0.3cm" draw:fill="solid" draw:fill-color="#ff6633" draw:textarea-horizontal-align="center" draw:textarea-vertical-align="middle"/>
    </style:style>
    <style:style style:name="gr14" style:family="graphic" style:parent-style-name="standard">
      <style:graphic-properties draw:marker-start="Arrow" draw:marker-start-width="0.3cm" draw:marker-end="Arrow" draw:marker-end-width="0.3cm" draw:fill="solid" draw:fill-color="#94bd5e" draw:textarea-horizontal-align="center" draw:textarea-vertical-align="middle"/>
    </style:style>
    <style:style style:name="gr15" style:family="graphic" style:parent-style-name="standard">
      <style:graphic-properties draw:marker-end="Arrow" draw:marker-end-width="0.3cm" draw:fill="solid" draw:fill-color="#94bd5e" draw:textarea-horizontal-align="center" draw:textarea-vertical-align="middle"/>
    </style:style>
    <style:style style:name="gr16" style:family="graphic" style:parent-style-name="standard">
      <style:graphic-properties draw:marker-start="Arrow" draw:marker-start-width="0.3cm" draw:marker-end="Arrow" draw:marker-end-width="0.3cm" draw:fill="solid" draw:fill-color="#9999ff" draw:textarea-horizontal-align="center" draw:textarea-vertical-align="middle"/>
    </style:style>
    <style:style style:name="gr17" style:family="graphic" style:parent-style-name="standard">
      <style:graphic-properties draw:marker-end="Arrow" draw:marker-end-width="0.3cm" draw:fill="solid" draw:fill-color="#9999ff" draw:textarea-horizontal-align="center" draw:textarea-vertical-align="middle"/>
    </style:style>
    <style:style style:name="gr18" style:family="graphic" style:parent-style-name="standard">
      <style:graphic-properties draw:marker-start="Arrow" draw:marker-start-width="0.3cm" draw:marker-end="Arrow" draw:marker-end-width="0.3cm" draw:fill="solid" draw:fill-color="#ffff99" draw:textarea-horizontal-align="center" draw:textarea-vertical-align="middle"/>
    </style:style>
    <style:style style:name="gr19" style:family="graphic" style:parent-style-name="standard">
      <style:graphic-properties draw:marker-end="Arrow" draw:marker-end-width="0.3cm" draw:fill="solid" draw:fill-color="#ffff99" draw:textarea-horizontal-align="center" draw:textarea-vertical-align="middle"/>
    </style:style>
    <style:style style:name="gr20" style:family="graphic" style:parent-style-name="standard">
      <style:graphic-properties draw:marker-start="Arrow" draw:marker-start-width="0.3cm" draw:marker-end="Arrow" draw:marker-end-width="0.3cm" draw:fill="solid" draw:fill-color="#004a4a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6" draw:id="id6" draw:layer="layout" svg:width="2.54cm" svg:height="1.27cm" svg:x="2.27cm" svg:y="17.43cm">
          <text:p text:style-name="P1"><text:span text:style-name="T1">Title Screen</text:span></text:p>
        </draw:rect>
        <draw:rect draw:style-name="gr1" draw:text-style-name="P2" xml:id="id2" draw:id="id2" draw:layer="layout" svg:width="2.54cm" svg:height="1.27cm" svg:x="6.77cm" svg:y="17.43cm">
          <text:p text:style-name="P1"><text:span text:style-name="T1">Mode Select</text:span></text:p>
        </draw:rect>
        <draw:rect draw:style-name="gr2" draw:text-style-name="P2" xml:id="id5" draw:id="id5" draw:layer="layout" svg:width="2.54cm" svg:height="1.27cm" svg:x="12.355cm" svg:y="20.13cm">
          <text:p text:style-name="P1"><text:span text:style-name="T1">Story:</text:span></text:p>
          <text:p text:style-name="P1"><text:span text:style-name="T1">World Select</text:span></text:p>
        </draw:rect>
        <draw:rect draw:style-name="gr3" draw:text-style-name="P2" xml:id="id4" draw:id="id4" draw:layer="layout" svg:width="2.54cm" svg:height="1.27cm" svg:x="12.355cm" svg:y="12.93cm">
          <text:p text:style-name="P1"><text:span text:style-name="T1">Grind:</text:span></text:p>
          <text:p text:style-name="P1"><text:span text:style-name="T1">Map Select</text:span></text:p>
        </draw:rect>
        <draw:rect draw:style-name="gr4" draw:text-style-name="P2" xml:id="id3" draw:id="id3" draw:layer="layout" svg:width="2.54cm" svg:height="1.27cm" svg:x="12.355cm" svg:y="7.63cm">
          <text:p text:style-name="P1"><text:span text:style-name="T1">Dungeon:</text:span></text:p>
          <text:p text:style-name="P1"><text:span text:style-name="T1">Maze Select</text:span></text:p>
        </draw:rect>
        <draw:rect draw:style-name="gr5" draw:text-style-name="P2" xml:id="id1" draw:id="id1" draw:layer="layout" svg:width="2.54cm" svg:height="1.27cm" svg:x="12.355cm" svg:y="2.73cm">
          <text:p text:style-name="P1"><text:span text:style-name="T1">Versus:</text:span></text:p>
          <text:p text:style-name="P1"><text:span text:style-name="T1">Map Select</text:span></text:p>
        </draw:rect>
        <draw:rect draw:style-name="gr6" draw:text-style-name="P2" xml:id="id7" draw:id="id7" draw:layer="layout" svg:width="2.54cm" svg:height="1.27cm" svg:x="12.37cm" svg:y="27.03cm">
          <text:p text:style-name="P1"><text:span text:style-name="T1">Backstage:</text:span></text:p>
          <text:p text:style-name="P1"><text:span text:style-name="T1">Roster</text:span></text:p>
        </draw:rect>
        <draw:rect draw:style-name="gr7" draw:text-style-name="P2" xml:id="id8" draw:id="id8" draw:layer="layout" svg:width="2.54cm" svg:height="1.27cm" svg:x="12.37cm" svg:y="33.13cm">
          <text:p text:style-name="P1"><text:span text:style-name="T1">Workshop:</text:span></text:p>
          <text:p text:style-name="P1"><text:span text:style-name="T1">Action Menu</text:span></text:p>
        </draw:rect>
        <draw:rect draw:style-name="gr8" draw:text-style-name="P2" xml:id="id9" draw:id="id9" draw:layer="layout" svg:width="2.54cm" svg:height="1.27cm" svg:x="12.37cm" svg:y="41.23cm">
          <text:p text:style-name="P1"><text:span text:style-name="T1">Archives:</text:span></text:p>
          <text:p text:style-name="P1"><text:span text:style-name="T1">Contents</text:span></text:p>
        </draw:rect>
        <draw:rect draw:style-name="gr8" draw:text-style-name="P2" xml:id="id33" draw:id="id33" draw:layer="layout" svg:width="2.54cm" svg:height="1.27cm" svg:x="16.802cm" svg:y="38.918cm">
          <text:p text:style-name="P1"><text:span text:style-name="T1">Archives:</text:span></text:p>
          <text:p text:style-name="P1"><text:span text:style-name="T1">Enemy Report</text:span></text:p>
        </draw:rect>
        <draw:rect draw:style-name="gr8" draw:text-style-name="P2" xml:id="id35" draw:id="id35" draw:layer="layout" svg:width="2.54cm" svg:height="1.27cm" svg:x="16.807cm" svg:y="40.423cm">
          <text:p text:style-name="P1"><text:span text:style-name="T1">Archives:</text:span></text:p>
          <text:p text:style-name="P1"><text:span text:style-name="T1">Item Codex</text:span></text:p>
        </draw:rect>
        <draw:rect draw:style-name="gr9" draw:text-style-name="P2" xml:id="id10" draw:id="id10" draw:layer="layout" svg:width="2.54cm" svg:height="1.27cm" svg:x="12.37cm" svg:y="47.83cm">
          <text:p text:style-name="P1"><text:span text:style-name="T1">Settings</text:span></text:p>
        </draw:rect>
        <draw:connector draw:style-name="gr10" draw:text-style-name="P1" draw:layer="layout" svg:x1="12.355cm" svg:y1="3.365cm" svg:x2="9.31cm" svg:y2="18.065cm" draw:start-shape="id1" draw:start-glue-point="3" draw:end-shape="id2" draw:end-glue-point="1" svg:d="m12355 3365h-1522v14700h-1523">
          <text:p/>
        </draw:connector>
        <draw:connector draw:style-name="gr10" draw:text-style-name="P1" draw:layer="layout" svg:x1="12.355cm" svg:y1="8.265cm" svg:x2="9.31cm" svg:y2="18.065cm" draw:start-shape="id3" draw:start-glue-point="3" draw:end-shape="id2" draw:end-glue-point="1" svg:d="m12355 8265h-1522v9800h-1523">
          <text:p/>
        </draw:connector>
        <draw:connector draw:style-name="gr10" draw:text-style-name="P1" draw:layer="layout" svg:x1="12.355cm" svg:y1="13.565cm" svg:x2="9.31cm" svg:y2="18.065cm" draw:start-shape="id4" draw:start-glue-point="3" draw:end-shape="id2" draw:end-glue-point="1" svg:d="m12355 13565h-1522v4500h-1523">
          <text:p/>
        </draw:connector>
        <draw:connector draw:style-name="gr10" draw:text-style-name="P1" draw:layer="layout" svg:x1="12.355cm" svg:y1="20.765cm" svg:x2="9.31cm" svg:y2="18.065cm" draw:start-shape="id5" draw:start-glue-point="3" draw:end-shape="id2" draw:end-glue-point="1" svg:d="m12355 20765h-1522v-2700h-1523">
          <text:p/>
        </draw:connector>
        <draw:connector draw:style-name="gr10" draw:text-style-name="P1" draw:layer="layout" svg:x1="6.77cm" svg:y1="18.065cm" svg:x2="4.81cm" svg:y2="18.065cm" draw:start-shape="id2" draw:start-glue-point="3" draw:end-shape="id6" draw:end-glue-point="1" svg:d="m6770 18065h-1960">
          <text:p/>
        </draw:connector>
        <draw:connector draw:style-name="gr11" draw:text-style-name="P1" draw:layer="layout" svg:x1="12.37cm" svg:y1="27.665cm" svg:x2="9.31cm" svg:y2="18.065cm" draw:start-shape="id7" draw:start-glue-point="3" draw:end-shape="id2" draw:end-glue-point="1" svg:d="m12370 27665h-1530v-9600h-1530">
          <text:p/>
        </draw:connector>
        <draw:connector draw:style-name="gr10" draw:text-style-name="P1" draw:layer="layout" svg:x1="12.37cm" svg:y1="33.765cm" svg:x2="9.31cm" svg:y2="18.065cm" draw:start-shape="id8" draw:start-glue-point="3" draw:end-shape="id2" draw:end-glue-point="1" svg:d="m12370 33765h-1530v-15700h-1530">
          <text:p/>
        </draw:connector>
        <draw:connector draw:style-name="gr10" draw:text-style-name="P1" draw:layer="layout" svg:x1="12.37cm" svg:y1="41.865cm" svg:x2="9.31cm" svg:y2="18.065cm" draw:start-shape="id9" draw:start-glue-point="3" draw:end-shape="id2" draw:end-glue-point="1" svg:d="m12370 41865h-1530v-23800h-1530">
          <text:p/>
        </draw:connector>
        <draw:connector draw:style-name="gr10" draw:text-style-name="P1" draw:layer="layout" svg:x1="12.37cm" svg:y1="48.465cm" svg:x2="9.31cm" svg:y2="18.065cm" draw:start-shape="id10" draw:start-glue-point="3" draw:end-shape="id2" svg:d="m12370 48465h-1530v-30400h-1530">
          <text:p/>
        </draw:connector>
        <draw:rect draw:style-name="gr5" draw:text-style-name="P2" xml:id="id11" draw:id="id11" draw:layer="layout" svg:width="2.54cm" svg:height="1.27cm" svg:x="17.055cm" svg:y="2.73cm">
          <text:p text:style-name="P1"><text:span text:style-name="T1">Versus:</text:span></text:p>
          <text:p text:style-name="P1"><text:span text:style-name="T1">Party Select</text:span></text:p>
        </draw:rect>
        <draw:connector draw:style-name="gr12" draw:text-style-name="P1" draw:layer="layout" svg:x1="14.895cm" svg:y1="3.365cm" svg:x2="17.055cm" svg:y2="3.365cm" draw:start-shape="id1" draw:start-glue-point="1" draw:end-shape="id11" svg:d="m14895 3365h2160">
          <text:p/>
        </draw:connector>
        <draw:rect draw:style-name="gr5" draw:text-style-name="P2" xml:id="id12" draw:id="id12" draw:layer="layout" svg:width="2.54cm" svg:height="1.27cm" svg:x="21.055cm" svg:y="2.73cm">
          <text:p text:style-name="P1"><text:span text:style-name="T1">Versus:</text:span></text:p>
          <text:p text:style-name="P1"><text:span text:style-name="T1">Battle</text:span></text:p>
        </draw:rect>
        <draw:rect draw:style-name="gr5" draw:text-style-name="P2" xml:id="id13" draw:id="id13" draw:layer="layout" svg:width="2.54cm" svg:height="1.27cm" svg:x="25.255cm" svg:y="2.73cm">
          <text:p text:style-name="P1"><text:span text:style-name="T1">Versus:</text:span></text:p>
          <text:p text:style-name="P1"><text:span text:style-name="T1">Results Page</text:span></text:p>
        </draw:rect>
        <draw:connector draw:style-name="gr13" draw:text-style-name="P1" draw:layer="layout" svg:x1="19.595cm" svg:y1="3.365cm" svg:x2="21.055cm" svg:y2="3.365cm" draw:start-shape="id11" draw:start-glue-point="1" draw:end-shape="id12" draw:end-glue-point="3" svg:d="m19595 3365h1460">
          <text:p/>
        </draw:connector>
        <draw:connector draw:style-name="gr13" draw:text-style-name="P1" draw:layer="layout" svg:x1="23.595cm" svg:y1="3.365cm" svg:x2="25.255cm" svg:y2="3.365cm" draw:start-shape="id12" draw:start-glue-point="1" draw:end-shape="id13" draw:end-glue-point="3" svg:d="m23595 3365h1660">
          <text:p/>
        </draw:connector>
        <draw:connector draw:style-name="gr13" draw:text-style-name="P1" draw:layer="layout" draw:line-skew="0cm -0.559cm" svg:x1="27.795cm" svg:y1="3.365cm" svg:x2="13.625cm" svg:y2="2.73cm" draw:start-shape="id13" draw:start-glue-point="1" draw:end-shape="id1" draw:end-glue-point="0" svg:d="m27795 3365h501v-1695h-14671v1060">
          <text:p/>
        </draw:connector>
        <draw:rect draw:style-name="gr4" draw:text-style-name="P2" xml:id="id14" draw:id="id14" draw:layer="layout" svg:width="2.54cm" svg:height="1.27cm" svg:x="17.055cm" svg:y="7.63cm">
          <text:p text:style-name="P1"><text:span text:style-name="T1">Dungeon:</text:span></text:p>
          <text:p text:style-name="P1"><text:span text:style-name="T1">Party Select</text:span></text:p>
        </draw:rect>
        <draw:rect draw:style-name="gr4" draw:text-style-name="P2" xml:id="id15" draw:id="id15" draw:layer="layout" svg:width="2.54cm" svg:height="1.27cm" svg:x="21.055cm" svg:y="7.63cm">
          <text:p text:style-name="P1"><text:span text:style-name="T1">Dungeon:</text:span></text:p>
          <text:p text:style-name="P1"><text:span text:style-name="T1">Micro Map</text:span></text:p>
        </draw:rect>
        <draw:rect draw:style-name="gr4" draw:text-style-name="P2" xml:id="id16" draw:id="id16" draw:layer="layout" svg:width="2.54cm" svg:height="1.27cm" svg:x="25.255cm" svg:y="7.63cm">
          <text:p text:style-name="P1"><text:span text:style-name="T1">Dungeon:</text:span></text:p>
          <text:p text:style-name="P1"><text:span text:style-name="T1">Battle</text:span></text:p>
        </draw:rect>
        <draw:connector draw:style-name="gr14" draw:text-style-name="P1" draw:layer="layout" svg:x1="14.895cm" svg:y1="8.265cm" svg:x2="17.055cm" svg:y2="8.265cm" draw:start-shape="id3" draw:start-glue-point="1" draw:end-shape="id14" draw:end-glue-point="3" svg:d="m14895 8265h2160">
          <text:p/>
        </draw:connector>
        <draw:connector draw:style-name="gr15" draw:text-style-name="P1" draw:layer="layout" svg:x1="19.595cm" svg:y1="8.265cm" svg:x2="21.055cm" svg:y2="8.265cm" draw:start-shape="id14" draw:start-glue-point="1" draw:end-shape="id15" draw:end-glue-point="3" svg:d="m19595 8265h1460">
          <text:p/>
        </draw:connector>
        <draw:rect draw:style-name="gr4" draw:text-style-name="P2" xml:id="id17" draw:id="id17" draw:layer="layout" svg:width="2.54cm" svg:height="1.27cm" svg:x="29.755cm" svg:y="7.63cm">
          <text:p text:style-name="P1"><text:span text:style-name="T1">Dungeon:</text:span></text:p>
          <text:p text:style-name="P1"><text:span text:style-name="T1">Results Page</text:span></text:p>
        </draw:rect>
        <draw:connector draw:style-name="gr15" draw:text-style-name="P1" draw:layer="layout" svg:x1="27.795cm" svg:y1="8.265cm" svg:x2="29.755cm" svg:y2="8.265cm" draw:start-shape="id16" draw:start-glue-point="1" draw:end-shape="id17" draw:end-glue-point="3" svg:d="m27795 8265h1960">
          <text:p/>
        </draw:connector>
        <draw:connector draw:style-name="gr15" draw:text-style-name="P1" draw:layer="layout" draw:line-skew="0cm -0.414cm" svg:x1="32.295cm" svg:y1="8.265cm" svg:x2="13.625cm" svg:y2="7.63cm" draw:start-shape="id17" draw:start-glue-point="1" draw:end-shape="id3" svg:d="m32295 8265h501v-1550h-19171v915">
          <text:p/>
        </draw:connector>
        <draw:connector draw:style-name="gr14" draw:text-style-name="P1" draw:layer="layout" svg:x1="25.255cm" svg:y1="8.265cm" svg:x2="23.595cm" svg:y2="8.265cm" draw:start-shape="id16" draw:start-glue-point="3" draw:end-shape="id15" draw:end-glue-point="1" svg:d="m25255 8265h-1660">
          <text:p/>
        </draw:connector>
        <draw:rect draw:style-name="gr3" draw:text-style-name="P2" xml:id="id18" draw:id="id18" draw:layer="layout" svg:width="2.54cm" svg:height="1.27cm" svg:x="17.055cm" svg:y="12.93cm">
          <text:p text:style-name="P1"><text:span text:style-name="T1">Grind:</text:span></text:p>
          <text:p text:style-name="P1"><text:span text:style-name="T1">Party Select</text:span></text:p>
        </draw:rect>
        <draw:rect draw:style-name="gr3" draw:text-style-name="P2" xml:id="id19" draw:id="id19" draw:layer="layout" svg:width="2.54cm" svg:height="1.27cm" svg:x="21.055cm" svg:y="12.93cm">
          <text:p text:style-name="P1"><text:span text:style-name="T1">Grind:</text:span></text:p>
          <text:p text:style-name="P1"><text:span text:style-name="T1">Battle</text:span></text:p>
        </draw:rect>
        <draw:rect draw:style-name="gr3" draw:text-style-name="P2" xml:id="id20" draw:id="id20" draw:layer="layout" svg:width="2.54cm" svg:height="1.27cm" svg:x="25.255cm" svg:y="12.93cm">
          <text:p text:style-name="P1"><text:span text:style-name="T1">Grind:</text:span></text:p>
          <text:p text:style-name="P1"><text:span text:style-name="T1">Results Page</text:span></text:p>
        </draw:rect>
        <draw:connector draw:style-name="gr16" draw:text-style-name="P1" draw:layer="layout" svg:x1="14.895cm" svg:y1="13.565cm" svg:x2="17.055cm" svg:y2="13.565cm" draw:start-shape="id4" draw:start-glue-point="1" draw:end-shape="id18" draw:end-glue-point="3" svg:d="m14895 13565h2160">
          <text:p/>
        </draw:connector>
        <draw:connector draw:style-name="gr16" draw:text-style-name="P1" draw:layer="layout" svg:x1="19.595cm" svg:y1="13.565cm" svg:x2="21.055cm" svg:y2="13.565cm" draw:start-shape="id18" draw:start-glue-point="1" draw:end-shape="id19" svg:d="m19595 13565h1460">
          <text:p/>
        </draw:connector>
        <draw:connector draw:style-name="gr16" draw:text-style-name="P1" draw:layer="layout" svg:x1="23.595cm" svg:y1="13.565cm" svg:x2="25.255cm" svg:y2="13.565cm" draw:start-shape="id19" draw:start-glue-point="1" draw:end-shape="id20" draw:end-glue-point="3" svg:d="m23595 13565h1660">
          <text:p/>
        </draw:connector>
        <draw:connector draw:style-name="gr17" draw:text-style-name="P1" draw:layer="layout" draw:line-skew="0cm -0.634cm" svg:x1="27.795cm" svg:y1="13.565cm" svg:x2="13.625cm" svg:y2="12.93cm" draw:start-shape="id20" draw:start-glue-point="1" draw:end-shape="id4" draw:end-glue-point="0" svg:d="m27795 13565h501v-1770h-14671v1135">
          <text:p/>
        </draw:connector>
        <draw:rect draw:style-name="gr2" draw:text-style-name="P2" xml:id="id21" draw:id="id21" draw:layer="layout" svg:width="2.54cm" svg:height="1.27cm" svg:x="16.755cm" svg:y="20.13cm">
          <text:p text:style-name="P1"><text:span text:style-name="T1">Story:</text:span></text:p>
          <text:p text:style-name="P1"><text:span text:style-name="T1">Party Select</text:span></text:p>
        </draw:rect>
        <draw:rect draw:style-name="gr2" draw:text-style-name="P2" xml:id="id22" draw:id="id22" draw:layer="layout" svg:width="2.54cm" svg:height="1.27cm" svg:x="21.055cm" svg:y="20.13cm">
          <text:p text:style-name="P1"><text:span text:style-name="T1">Story:</text:span></text:p>
          <text:p text:style-name="P1"><text:span text:style-name="T1">Macro Map</text:span></text:p>
        </draw:rect>
        <draw:rect draw:style-name="gr2" draw:text-style-name="P2" xml:id="id23" draw:id="id23" draw:layer="layout" svg:width="2.54cm" svg:height="1.27cm" svg:x="25.255cm" svg:y="19.33cm">
          <text:p text:style-name="P1"><text:span text:style-name="T1">Story:</text:span></text:p>
          <text:p text:style-name="P1"><text:span text:style-name="T1">Micro Map</text:span></text:p>
        </draw:rect>
        <draw:rect draw:style-name="gr2" draw:text-style-name="P2" xml:id="id24" draw:id="id24" draw:layer="layout" svg:width="2.54cm" svg:height="1.27cm" svg:x="29.955cm" svg:y="17.93cm">
          <text:p text:style-name="P1"><text:span text:style-name="T1">Story:</text:span></text:p>
          <text:p text:style-name="P1"><text:span text:style-name="T1">Battle</text:span></text:p>
        </draw:rect>
        <draw:rect draw:style-name="gr2" draw:text-style-name="P2" xml:id="id25" draw:id="id25" draw:layer="layout" svg:width="2.54cm" svg:height="1.27cm" svg:x="29.955cm" svg:y="20.53cm">
          <text:p text:style-name="P1"><text:span text:style-name="T1">Story:</text:span></text:p>
          <text:p text:style-name="P1"><text:span text:style-name="T1">Script Event</text:span></text:p>
        </draw:rect>
        <draw:connector draw:style-name="gr18" draw:text-style-name="P1" draw:layer="layout" svg:x1="14.895cm" svg:y1="20.765cm" svg:x2="16.755cm" svg:y2="20.765cm" draw:start-shape="id5" draw:start-glue-point="1" draw:end-shape="id21" draw:end-glue-point="3" svg:d="m14895 20765h1860">
          <text:p/>
        </draw:connector>
        <draw:connector draw:style-name="gr18" draw:text-style-name="P1" draw:layer="layout" svg:x1="19.295cm" svg:y1="20.765cm" svg:x2="21.055cm" svg:y2="20.765cm" draw:start-shape="id21" draw:start-glue-point="1" draw:end-shape="id22" draw:end-glue-point="3" svg:d="m19295 20765h1760">
          <text:p/>
        </draw:connector>
        <draw:connector draw:style-name="gr18" draw:text-style-name="P1" draw:layer="layout" svg:x1="27.795cm" svg:y1="19.965cm" svg:x2="29.955cm" svg:y2="18.565cm" draw:start-shape="id23" draw:start-glue-point="1" draw:end-shape="id24" svg:d="m27795 19965h1080v-1400h1080">
          <text:p/>
        </draw:connector>
        <draw:connector draw:style-name="gr18" draw:text-style-name="P1" draw:layer="layout" svg:x1="27.795cm" svg:y1="19.965cm" svg:x2="29.955cm" svg:y2="21.165cm" draw:start-shape="id23" draw:start-glue-point="1" draw:end-shape="id25" draw:end-glue-point="3" svg:d="m27795 19965h1080v1200h1080">
          <text:p/>
        </draw:connector>
        <draw:rect draw:style-name="gr2" draw:text-style-name="P2" xml:id="id26" draw:id="id26" draw:layer="layout" svg:width="2.54cm" svg:height="1.27cm" svg:x="33.655cm" svg:y="16.73cm">
          <text:p text:style-name="P1"><text:span text:style-name="T1">Story:</text:span></text:p>
          <text:p text:style-name="P1"><text:span text:style-name="T1">Results Page</text:span></text:p>
        </draw:rect>
        <draw:connector draw:style-name="gr19" draw:text-style-name="P1" draw:layer="layout" svg:x1="31.225cm" svg:y1="17.93cm" svg:x2="33.655cm" svg:y2="17.365cm" draw:start-shape="id24" draw:start-glue-point="0" draw:end-shape="id26" draw:end-glue-point="3" svg:d="m31225 17930v-565h2430">
          <text:p/>
        </draw:connector>
        <draw:connector draw:style-name="gr19" draw:text-style-name="P1" draw:layer="layout" svg:x1="34.925cm" svg:y1="16.73cm" svg:x2="26.525cm" svg:y2="19.33cm" draw:start-shape="id26" draw:start-glue-point="0" draw:end-shape="id23" draw:end-glue-point="0" svg:d="m34925 16730v-501h-8400v3101">
          <text:p/>
        </draw:connector>
        <draw:rect draw:style-name="gr2" draw:text-style-name="P2" xml:id="id27" draw:id="id27" draw:layer="layout" svg:width="2.54cm" svg:height="1.27cm" svg:x="33.655cm" svg:y="18.83cm">
          <text:p text:style-name="P1"><text:span text:style-name="T1">Story:</text:span></text:p>
          <text:p text:style-name="P1"><text:span text:style-name="T1">Game Over</text:span></text:p>
        </draw:rect>
        <draw:connector draw:style-name="gr19" draw:text-style-name="P1" draw:layer="layout" draw:line-skew="0cm 2.594cm" svg:x1="36.195cm" svg:y1="19.465cm" svg:x2="13.625cm" svg:y2="21.4cm" draw:start-shape="id27" draw:start-glue-point="1" draw:end-shape="id5" draw:end-glue-point="2" svg:d="m36195 19465h501v5030h-23071v-3095">
          <text:p/>
        </draw:connector>
        <draw:rect draw:style-name="gr2" draw:text-style-name="P2" xml:id="id28" draw:id="id28" draw:layer="layout" svg:width="2.54cm" svg:height="1.27cm" svg:x="23.255cm" svg:y="22.53cm">
          <text:p text:style-name="P1"><text:span text:style-name="T1">Story:</text:span></text:p>
          <text:p text:style-name="P1"><text:span text:style-name="T1">Actor Status</text:span></text:p>
        </draw:rect>
        <draw:connector draw:style-name="gr18" draw:text-style-name="P1" draw:layer="layout" svg:x1="22.325cm" svg:y1="21.4cm" svg:x2="23.255cm" svg:y2="23.165cm" draw:start-shape="id22" draw:start-glue-point="2" draw:end-shape="id28" draw:end-glue-point="3" svg:d="m22325 21400v1765h930">
          <text:p/>
        </draw:connector>
        <draw:connector draw:style-name="gr18" draw:text-style-name="P1" draw:layer="layout" svg:x1="26.525cm" svg:y1="20.6cm" svg:x2="25.795cm" svg:y2="23.165cm" draw:start-shape="id23" draw:start-glue-point="2" draw:end-shape="id28" draw:end-glue-point="1" svg:d="m26525 20600v2565h-730">
          <text:p/>
        </draw:connector>
        <draw:connector draw:style-name="gr18" draw:text-style-name="P1" draw:layer="layout" svg:x1="23.595cm" svg:y1="20.765cm" svg:x2="25.255cm" svg:y2="19.965cm" draw:start-shape="id22" draw:start-glue-point="1" draw:end-shape="id23" draw:end-glue-point="3" svg:d="m23595 20765h830v-800h830">
          <text:p/>
        </draw:connector>
        <draw:rect draw:style-name="gr6" draw:text-style-name="P2" xml:id="id31" draw:id="id31" draw:layer="layout" svg:width="2.54cm" svg:height="1.27cm" svg:x="16.77cm" svg:y="27.03cm">
          <text:p text:style-name="P1"><text:span text:style-name="T1">Backstage:</text:span></text:p>
          <text:p text:style-name="P1"><text:span text:style-name="T1">Actor Status</text:span></text:p>
        </draw:rect>
        <draw:rect draw:style-name="gr6" draw:text-style-name="P2" xml:id="id29" draw:id="id29" draw:layer="layout" svg:width="2.54cm" svg:height="1.27cm" svg:x="16.77cm" svg:y="29.03cm">
          <text:p text:style-name="P1"><text:span text:style-name="T1">Backstage:</text:span></text:p>
          <text:p text:style-name="P1"><text:span text:style-name="T1">Inventory</text:span></text:p>
        </draw:rect>
        <draw:rect draw:style-name="gr6" draw:text-style-name="P2" xml:id="id30" draw:id="id30" draw:layer="layout" svg:width="2.54cm" svg:height="1.27cm" svg:x="16.77cm" svg:y="25.23cm">
          <text:p text:style-name="P1"><text:span text:style-name="T1">Backstage:</text:span></text:p>
          <text:p text:style-name="P1"><text:span text:style-name="T1">Actor Creation</text:span></text:p>
        </draw:rect>
        <draw:connector draw:style-name="gr11" draw:text-style-name="P1" draw:layer="layout" svg:x1="14.91cm" svg:y1="27.665cm" svg:x2="16.77cm" svg:y2="29.665cm" draw:start-shape="id7" draw:start-glue-point="1" draw:end-shape="id29" draw:end-glue-point="3" svg:d="m14910 27665h930v2000h930">
          <text:p/>
        </draw:connector>
        <draw:connector draw:style-name="gr11" draw:text-style-name="P1" draw:layer="layout" svg:x1="14.91cm" svg:y1="27.665cm" svg:x2="16.77cm" svg:y2="25.865cm" draw:start-shape="id7" draw:start-glue-point="1" draw:end-shape="id30" draw:end-glue-point="3" svg:d="m14910 27665h930v-1800h930">
          <text:p/>
        </draw:connector>
        <draw:connector draw:style-name="gr11" draw:text-style-name="P1" draw:layer="layout" svg:x1="14.91cm" svg:y1="27.665cm" svg:x2="16.77cm" svg:y2="27.665cm" draw:start-shape="id7" draw:start-glue-point="1" draw:end-shape="id31" draw:end-glue-point="3" svg:d="m14910 27665h1860">
          <text:p/>
        </draw:connector>
        <draw:rect draw:style-name="gr8" draw:text-style-name="P2" xml:id="id37" draw:id="id37" draw:layer="layout" svg:width="2.54cm" svg:height="1.27cm" svg:x="16.807cm" svg:y="41.928cm">
          <text:p text:style-name="P1"><text:span text:style-name="T1">Archives:</text:span></text:p>
          <text:p text:style-name="P1"><text:span text:style-name="T1">Player Stats</text:span></text:p>
        </draw:rect>
        <draw:rect draw:style-name="gr8" draw:text-style-name="P2" xml:id="id36" draw:id="id36" draw:layer="layout" svg:width="2.54cm" svg:height="1.27cm" svg:x="16.802cm" svg:y="43.418cm">
          <text:p text:style-name="P1"><text:span text:style-name="T1">Archives:</text:span></text:p>
          <text:p text:style-name="P1"><text:span text:style-name="T1">Character Bios</text:span></text:p>
        </draw:rect>
        <draw:rect draw:style-name="gr8" draw:text-style-name="P2" xml:id="id34" draw:id="id34" draw:layer="layout" svg:width="2.54cm" svg:height="1.27cm" svg:x="16.802cm" svg:y="44.918cm">
          <text:p text:style-name="P1"><text:span text:style-name="T1">Archives:</text:span></text:p>
          <text:p text:style-name="P1"><text:span text:style-name="T1">World Info</text:span></text:p>
        </draw:rect>
        <draw:rect draw:style-name="gr8" draw:text-style-name="P2" xml:id="id32" draw:id="id32" draw:layer="layout" svg:width="2.54cm" svg:height="1.27cm" svg:x="16.802cm" svg:y="37.418cm">
          <text:p text:style-name="P1"><text:span text:style-name="T1">Archives:</text:span></text:p>
          <text:p text:style-name="P1"><text:span text:style-name="T1">Game Help</text:span></text:p>
        </draw:rect>
        <draw:connector draw:style-name="gr20" draw:text-style-name="P1" draw:layer="layout" svg:x1="14.91cm" svg:y1="41.865cm" svg:x2="16.802cm" svg:y2="38.053cm" draw:start-shape="id9" draw:start-glue-point="1" draw:end-shape="id32" svg:d="m14910 41865h946v-3812h946">
          <text:p/>
        </draw:connector>
        <draw:connector draw:style-name="gr20" draw:text-style-name="P1" draw:layer="layout" svg:x1="14.91cm" svg:y1="41.865cm" svg:x2="16.802cm" svg:y2="39.553cm" draw:start-shape="id9" draw:start-glue-point="1" draw:end-shape="id33" draw:end-glue-point="3" svg:d="m14910 41865h946v-2312h946">
          <text:p/>
        </draw:connector>
        <draw:connector draw:style-name="gr20" draw:text-style-name="P1" draw:layer="layout" svg:x1="14.91cm" svg:y1="41.865cm" svg:x2="16.802cm" svg:y2="45.553cm" draw:start-shape="id9" draw:start-glue-point="1" draw:end-shape="id34" draw:end-glue-point="3" svg:d="m14910 41865h946v3688h946">
          <text:p/>
        </draw:connector>
        <draw:connector draw:style-name="gr20" draw:text-style-name="P1" draw:layer="layout" svg:x1="14.91cm" svg:y1="41.865cm" svg:x2="16.807cm" svg:y2="41.058cm" draw:start-shape="id9" draw:start-glue-point="1" draw:end-shape="id35" draw:end-glue-point="3" svg:d="m14910 41865h949v-807h948">
          <text:p/>
        </draw:connector>
        <draw:connector draw:style-name="gr20" draw:text-style-name="P1" draw:layer="layout" svg:x1="14.91cm" svg:y1="41.865cm" svg:x2="16.802cm" svg:y2="44.053cm" draw:start-shape="id9" draw:start-glue-point="1" draw:end-shape="id36" draw:end-glue-point="3" svg:d="m14910 41865h946v2188h946">
          <text:p/>
        </draw:connector>
        <draw:connector draw:style-name="gr20" draw:text-style-name="P1" draw:layer="layout" svg:x1="14.91cm" svg:y1="41.865cm" svg:x2="16.807cm" svg:y2="42.563cm" draw:start-shape="id9" draw:start-glue-point="1" draw:end-shape="id37" svg:d="m14910 41865h949v698h948">
          <text:p/>
        </draw:connector>
        <draw:rect draw:style-name="gr7" draw:text-style-name="P2" xml:id="id38" draw:id="id38" draw:layer="layout" svg:width="2.54cm" svg:height="1.27cm" svg:x="16.775cm" svg:y="30.96cm">
          <text:p text:style-name="P1"><text:span text:style-name="T1">Workshop:</text:span></text:p>
          <text:p text:style-name="P1"><text:span text:style-name="T1">Creation</text:span></text:p>
        </draw:rect>
        <draw:rect draw:style-name="gr7" draw:text-style-name="P2" xml:id="id39" draw:id="id39" draw:layer="layout" svg:width="2.54cm" svg:height="1.27cm" svg:x="16.775cm" svg:y="32.56cm">
          <text:p text:style-name="P1"><text:span text:style-name="T1">Workshop:</text:span></text:p>
          <text:p text:style-name="P1"><text:span text:style-name="T1">Destroy</text:span></text:p>
        </draw:rect>
        <draw:rect draw:style-name="gr7" draw:text-style-name="P2" xml:id="id40" draw:id="id40" draw:layer="layout" svg:width="2.54cm" svg:height="1.27cm" svg:x="16.775cm" svg:y="34.135cm">
          <text:p text:style-name="P1"><text:span text:style-name="T1">Workshop:</text:span></text:p>
          <text:p text:style-name="P1"><text:span text:style-name="T1">Fusion</text:span></text:p>
        </draw:rect>
        <draw:rect draw:style-name="gr7" draw:text-style-name="P2" xml:id="id41" draw:id="id41" draw:layer="layout" svg:width="2.54cm" svg:height="1.27cm" svg:x="16.775cm" svg:y="35.74cm">
          <text:p text:style-name="P1"><text:span text:style-name="T1">Workshop:</text:span></text:p>
          <text:p text:style-name="P1"><text:span text:style-name="T1">Fission</text:span></text:p>
        </draw:rect>
        <draw:connector draw:style-name="gr10" draw:text-style-name="P1" draw:layer="layout" svg:x1="14.91cm" svg:y1="33.765cm" svg:x2="16.775cm" svg:y2="31.595cm" draw:start-shape="id8" draw:start-glue-point="1" draw:end-shape="id38" draw:end-glue-point="3" svg:d="m14910 33765h933v-2170h932">
          <text:p/>
        </draw:connector>
        <draw:connector draw:style-name="gr10" draw:text-style-name="P1" draw:layer="layout" svg:x1="14.91cm" svg:y1="33.765cm" svg:x2="16.775cm" svg:y2="33.195cm" draw:start-shape="id8" draw:start-glue-point="1" draw:end-shape="id39" svg:d="m14910 33765h933v-570h932">
          <text:p/>
        </draw:connector>
        <draw:connector draw:style-name="gr10" draw:text-style-name="P1" draw:layer="layout" svg:x1="14.91cm" svg:y1="33.765cm" svg:x2="16.775cm" svg:y2="34.77cm" draw:start-shape="id8" draw:start-glue-point="1" draw:end-shape="id40" draw:end-glue-point="3" svg:d="m14910 33765h933v1005h932">
          <text:p/>
        </draw:connector>
        <draw:connector draw:style-name="gr10" draw:text-style-name="P1" draw:layer="layout" svg:x1="14.91cm" svg:y1="33.765cm" svg:x2="16.775cm" svg:y2="36.375cm" draw:start-shape="id8" draw:start-glue-point="1" draw:end-shape="id41" draw:end-glue-point="3" svg:d="m14910 33765h933v2610h932">
          <text:p/>
        </draw:connector>
        <draw:rect draw:style-name="gr8" draw:text-style-name="P2" xml:id="id42" draw:id="id42" draw:layer="layout" svg:width="2.54cm" svg:height="1.27cm" svg:x="16.802cm" svg:y="46.418cm">
          <text:p text:style-name="P1"><text:span text:style-name="T1">Archives:</text:span></text:p>
          <text:p text:style-name="P1"><text:span text:style-name="T1">Credits</text:span></text:p>
        </draw:rect>
        <draw:connector draw:style-name="gr20" draw:text-style-name="P1" draw:layer="layout" svg:x1="16.802cm" svg:y1="47.053cm" svg:x2="14.91cm" svg:y2="41.865cm" draw:start-shape="id42" draw:start-glue-point="3" draw:end-shape="id9" draw:end-glue-point="1" svg:d="m16802 47053h-946v-5188h-946">
          <text:p/>
        </draw:connector>
        <draw:rect draw:style-name="gr2" draw:text-style-name="P2" xml:id="id43" draw:id="id43" draw:layer="layout" svg:width="2.54cm" svg:height="1.27cm" svg:x="16.755cm" svg:y="22.53cm">
          <text:p text:style-name="P1"><text:span text:style-name="T1">Story:</text:span></text:p>
          <text:p text:style-name="P1"><text:span text:style-name="T1">Quest Select</text:span></text:p>
        </draw:rect>
        <draw:connector draw:style-name="gr10" draw:text-style-name="P1" draw:layer="layout" svg:x1="18.025cm" svg:y1="21.4cm" svg:x2="18.025cm" svg:y2="22.53cm" draw:start-shape="id21" draw:start-glue-point="2" draw:end-shape="id43" draw:end-glue-point="0" svg:d="m18025 21400v1130">
          <text:p/>
        </draw:connector>
        <draw:rect draw:style-name="gr3" draw:text-style-name="P2" xml:id="id44" draw:id="id44" draw:layer="layout" svg:width="2.54cm" svg:height="1.27cm" svg:x="17.055cm" svg:y="15.43cm">
          <text:p text:style-name="P1"><text:span text:style-name="T1">Grind:</text:span></text:p>
          <text:p text:style-name="P1"><text:span text:style-name="T1">Tactics Setup</text:span></text:p>
        </draw:rect>
        <draw:connector draw:style-name="gr10" draw:text-style-name="P1" draw:layer="layout" svg:x1="18.325cm" svg:y1="14.2cm" svg:x2="18.325cm" svg:y2="15.43cm" draw:start-shape="id18" draw:start-glue-point="2" draw:end-shape="id44" draw:end-glue-point="0" svg:d="m18325 14200v1230">
          <text:p/>
        </draw:connector>
        <draw:rect draw:style-name="gr4" draw:text-style-name="P2" xml:id="id45" draw:id="id45" draw:layer="layout" svg:width="2.54cm" svg:height="1.27cm" svg:x="17.055cm" svg:y="10.03cm">
          <text:p text:style-name="P1"><text:span text:style-name="T1">Dungeon:</text:span></text:p>
          <text:p text:style-name="P1"><text:span text:style-name="T1">Conducts Setup</text:span></text:p>
        </draw:rect>
        <draw:connector draw:style-name="gr10" draw:text-style-name="P1" draw:layer="layout" svg:x1="18.325cm" svg:y1="8.9cm" svg:x2="18.325cm" svg:y2="10.03cm" draw:start-shape="id14" draw:start-glue-point="2" draw:end-shape="id45" draw:end-glue-point="0" svg:d="m18325 8900v1130">
          <text:p/>
        </draw:connector>
        <draw:rect draw:style-name="gr5" draw:text-style-name="P2" xml:id="id46" draw:id="id46" draw:layer="layout" svg:width="2.54cm" svg:height="1.27cm" svg:x="17.055cm" svg:y="5.13cm">
          <text:p text:style-name="P1"><text:span text:style-name="T1">Versus:</text:span></text:p>
          <text:p text:style-name="P1"><text:span text:style-name="T1">Match Setup</text:span></text:p>
        </draw:rect>
        <draw:connector draw:style-name="gr10" draw:text-style-name="P1" draw:layer="layout" svg:x1="18.325cm" svg:y1="4cm" svg:x2="18.325cm" svg:y2="5.13cm" draw:start-shape="id11" draw:start-glue-point="2" draw:end-shape="id46" draw:end-glue-point="0" svg:d="m18325 4000v1130">
          <text:p/>
        </draw:connector>
        <draw:connector draw:style-name="gr10" draw:text-style-name="P1" draw:layer="layout" svg:x1="31.225cm" svg:y1="19.2cm" svg:x2="31.225cm" svg:y2="20.53cm" draw:start-shape="id24" draw:start-glue-point="2" draw:end-shape="id25" draw:end-glue-point="0" svg:d="m31225 19200v1330">
          <text:p/>
        </draw:connector>
        <draw:connector draw:style-name="gr10" draw:text-style-name="P1" draw:layer="layout" svg:x1="32.495cm" svg:y1="18.565cm" svg:x2="33.655cm" svg:y2="19.465cm" draw:start-shape="id24" draw:start-glue-point="1" draw:end-shape="id27" draw:end-glue-point="3" svg:d="m32495 18565h580v900h580">
          <text:p/>
        </draw:connector>
        <draw:connector draw:style-name="gr10" draw:text-style-name="P1" draw:layer="layout" draw:line-skew="1.489cm" svg:x1="34.925cm" svg:y1="20.1cm" svg:x2="26.525cm" svg:y2="20.6cm" draw:start-shape="id27" draw:start-glue-point="2" draw:end-shape="id23" draw:end-glue-point="2" svg:d="m34925 20100v2490h-8400v-19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5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warnava Banerjee</meta:initial-creator>
    <meta:creation-date>2011-09-18T00:12:06.86</meta:creation-date>
    <dc:date>2011-09-21T11:47:46.09</dc:date>
    <dc:creator>Swarnava Banerjee</dc:creator>
    <meta:editing-duration>PT12H11M21S</meta:editing-duration>
    <meta:editing-cycles>7</meta:editing-cycles>
    <meta:generator>OpenOffice.org/3.3$Win32 OpenOffice.org_project/330m20$Build-9567</meta:generator>
    <meta:document-statistic meta:object-count="99"/>
  </office:meta>
</office:document-meta>
</file>